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0246511C271E762B928.png" manifest:media-type="image/png"/>
  <manifest:file-entry manifest:full-path="Pictures/10000201000002D70000002776E1F16DD6402289.png" manifest:media-type="image/png"/>
  <manifest:file-entry manifest:full-path="Pictures/10000201000002CD0000004AF05F9E4530F674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paragraph-properties fo:text-align="end" style:justify-single-word="false"/>
      <style:text-properties style:font-name="Liberation Serif" fo:font-size="12pt" fo:font-style="normal"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20252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rsid="0023f0c3" officeooo:paragraph-rsid="00cf9547"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paragraph-rsid="0023f0c3"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paragraph-rsid="00258f9e"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paragraph-rsid="002b0e18"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rsid="00486633" officeooo:paragraph-rsid="00486633"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rsid="00486633" officeooo:paragraph-rsid="004adc87"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486633" officeooo:paragraph-rsid="0057fad8"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486633" officeooo:paragraph-rsid="0094c352"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57fad8" officeooo:paragraph-rsid="008d0fc4"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paragraph-rsid="0059185c"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rsid="005f90ee" officeooo:paragraph-rsid="0072fe1a"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5f90ee" officeooo:paragraph-rsid="0076f5d6"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5f90ee" officeooo:paragraph-rsid="0078eb0b"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5f90ee" officeooo:paragraph-rsid="007a0074"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5f90ee" officeooo:paragraph-rsid="00829825"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5f90ee" officeooo:paragraph-rsid="0094676d"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5f90ee" officeooo:paragraph-rsid="009680a7"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61eb57" officeooo:paragraph-rsid="0061eb57"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61eb57" officeooo:paragraph-rsid="0062d126"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62d126" officeooo:paragraph-rsid="0062d126"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062d126" officeooo:paragraph-rsid="007bdc79"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64d886" officeooo:paragraph-rsid="0064d886"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64d886" officeooo:paragraph-rsid="00654aad"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70c194" officeooo:paragraph-rsid="0070c194"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73b4f5" officeooo:paragraph-rsid="0078eb0b"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73b4f5" officeooo:paragraph-rsid="008d0fc4"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7446c3" officeooo:paragraph-rsid="007446c3"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07446c3" officeooo:paragraph-rsid="007a0074"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7a0074" officeooo:paragraph-rsid="007a0074"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07a0074" officeooo:paragraph-rsid="007f1811" style:font-size-asian="12pt" style:font-style-asian="normal" style:font-size-complex="12pt" style:font-style-complex="normal"/>
    </style:style>
    <style:style style:name="P47" style:family="paragraph" style:parent-style-name="Preformatted_20_Text">
      <style:text-properties style:font-name="Liberation Serif" fo:font-size="12pt" fo:font-style="normal" officeooo:rsid="00807d3d" officeooo:paragraph-rsid="00807d3d" style:font-size-asian="12pt" style:font-style-asian="normal" style:font-size-complex="12pt" style:font-style-complex="normal"/>
    </style:style>
    <style:style style:name="P48" style:family="paragraph" style:parent-style-name="Preformatted_20_Text">
      <style:text-properties style:font-name="Liberation Serif" fo:font-size="12pt" fo:font-style="normal" officeooo:rsid="00807d3d" officeooo:paragraph-rsid="00874a68"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0861aef" officeooo:paragraph-rsid="00861aef" style:font-size-asian="12pt" style:font-style-asian="normal" style:font-size-complex="12pt" style:font-style-complex="normal"/>
    </style:style>
    <style:style style:name="P50" style:family="paragraph" style:parent-style-name="Preformatted_20_Text">
      <style:text-properties style:font-name="Liberation Serif" fo:font-size="12pt" fo:font-style="normal" officeooo:rsid="0072fe1a" officeooo:paragraph-rsid="0072fe1a" style:font-size-asian="12pt" style:font-style-asian="normal" style:font-size-complex="12pt" style:font-style-complex="normal"/>
    </style:style>
    <style:style style:name="P51" style:family="paragraph" style:parent-style-name="Preformatted_20_Text">
      <style:text-properties style:font-name="Liberation Serif" fo:font-size="12pt" fo:font-style="normal" officeooo:rsid="0072fe1a" officeooo:paragraph-rsid="0078eb0b"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rsid="0072fe1a" officeooo:paragraph-rsid="00829825" style:font-size-asian="12pt" style:font-style-asian="normal" style:font-size-complex="12pt" style:font-style-complex="normal"/>
    </style:style>
    <style:style style:name="P53" style:family="paragraph" style:parent-style-name="Preformatted_20_Text">
      <style:text-properties style:font-name="Liberation Serif" fo:font-size="12pt" fo:font-style="normal" officeooo:rsid="0072fe1a" officeooo:paragraph-rsid="008e3d41"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rsid="0072fe1a" officeooo:paragraph-rsid="0091eaf2"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rsid="0072fe1a" officeooo:paragraph-rsid="009680a7"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57" style:family="paragraph" style:parent-style-name="Preformatted_20_Text">
      <style:text-properties style:font-name="Liberation Serif" fo:font-size="12pt" fo:font-style="normal" officeooo:rsid="00392008" officeooo:paragraph-rsid="00a26f0b"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0a12f1e" officeooo:paragraph-rsid="00a12f1e"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paragraph-rsid="003b95e9" style:font-size-asian="12pt" style:font-style-asian="normal" style:font-size-complex="12pt" style:font-style-complex="normal"/>
    </style:style>
    <style:style style:name="P60" style:family="paragraph" style:parent-style-name="Preformatted_20_Text">
      <style:text-properties style:font-name="Liberation Serif" fo:font-size="12pt" fo:font-style="normal" officeooo:rsid="00827b09" officeooo:paragraph-rsid="00827b09" style:font-size-asian="12pt" style:font-style-asian="normal" style:font-size-complex="12pt" style:font-style-complex="normal"/>
    </style:style>
    <style:style style:name="P61" style:family="paragraph" style:parent-style-name="Preformatted_20_Text">
      <style:text-properties style:font-name="Liberation Serif" fo:font-size="12pt" fo:font-style="normal" officeooo:rsid="006ea1c7" officeooo:paragraph-rsid="00daf5da" style:font-size-asian="12pt" style:font-style-asian="normal" style:font-size-complex="12pt" style:font-style-complex="normal"/>
    </style:style>
    <style:style style:name="P62"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63"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64"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65"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66" style:family="paragraph" style:parent-style-name="Preformatted_20_Text">
      <style:text-properties style:font-name="Liberation Serif" fo:font-size="12pt" fo:font-style="normal" officeooo:rsid="0040dc93" officeooo:paragraph-rsid="0040dc93" style:font-name-asian="Courier New" style:font-size-asian="12pt" style:font-style-asian="normal" style:font-name-complex="Liberation Mono" style:font-size-complex="12pt" style:font-style-complex="normal"/>
    </style:style>
    <style:style style:name="P67"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68"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69"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70"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71" style:family="paragraph" style:parent-style-name="Preformatted_20_Text">
      <style:text-properties style:font-name="Liberation Serif" fo:font-size="12pt" fo:font-style="normal" officeooo:rsid="006be5b9" officeooo:paragraph-rsid="006be5b9" style:font-name-asian="Courier New" style:font-size-asian="12pt" style:font-style-asian="normal" style:font-name-complex="Liberation Mono" style:font-size-complex="12pt" style:font-style-complex="normal"/>
    </style:style>
    <style:style style:name="P72"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73" style:family="paragraph" style:parent-style-name="Preformatted_20_Text">
      <style:text-properties style:font-name="Liberation Serif" fo:font-size="12pt" fo:font-style="normal" officeooo:rsid="0083f2c9" officeooo:paragraph-rsid="0083f2c9" style:font-name-asian="Courier New" style:font-size-asian="12pt" style:font-style-asian="normal" style:font-name-complex="Liberation Mono" style:font-size-complex="12pt" style:font-style-complex="normal"/>
    </style:style>
    <style:style style:name="P74" style:family="paragraph" style:parent-style-name="Preformatted_20_Text">
      <style:text-properties style:font-name="Liberation Serif" fo:font-size="12pt" fo:font-style="normal" officeooo:rsid="00b57095" officeooo:paragraph-rsid="00b57095" style:font-name-asian="Courier New" style:font-size-asian="12pt" style:font-style-asian="normal" style:font-name-complex="Liberation Mono" style:font-size-complex="12pt" style:font-style-complex="normal"/>
    </style:style>
    <style:style style:name="P75" style:family="paragraph" style:parent-style-name="Preformatted_20_Text">
      <style:text-properties style:font-name="Liberation Serif" fo:font-size="12pt" fo:font-style="normal" officeooo:rsid="00b57095" officeooo:paragraph-rsid="00b81558" style:font-name-asian="Courier New" style:font-size-asian="12pt" style:font-style-asian="normal" style:font-name-complex="Liberation Mono" style:font-size-complex="12pt" style:font-style-complex="normal"/>
    </style:style>
    <style:style style:name="P76"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77"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78" style:family="paragraph" style:parent-style-name="Preformatted_20_Text">
      <style:text-properties style:font-name="Liberation Serif" fo:font-size="12pt" fo:font-style="normal" fo:font-weight="bold" officeooo:rsid="00392008" officeooo:paragraph-rsid="003aab43" style:font-size-asian="12pt" style:font-style-asian="normal" style:font-weight-asian="bold" style:font-size-complex="12pt" style:font-style-complex="normal" style:font-weight-complex="bold"/>
    </style:style>
    <style:style style:name="P79" style:family="paragraph" style:parent-style-name="Preformatted_20_Text">
      <style:text-properties style:font-name="Liberation Serif" fo:font-size="12pt" fo:font-style="normal" fo:font-weight="bold" officeooo:rsid="00392008" officeooo:paragraph-rsid="00d31be3" style:font-size-asian="12pt" style:font-style-asian="normal" style:font-weight-asian="bold" style:font-size-complex="12pt" style:font-style-complex="normal" style:font-weight-complex="bold"/>
    </style:style>
    <style:style style:name="P80" style:family="paragraph" style:parent-style-name="Preformatted_20_Text">
      <style:text-properties style:font-name="Liberation Serif" fo:font-size="12pt" fo:font-style="normal" fo:font-weight="bold" officeooo:paragraph-rsid="0059185c" style:font-size-asian="12pt" style:font-style-asian="normal" style:font-weight-asian="bold" style:font-size-complex="12pt" style:font-style-complex="normal" style:font-weight-complex="bold"/>
    </style:style>
    <style:style style:name="P81" style:family="paragraph" style:parent-style-name="Preformatted_20_Text">
      <style:text-properties style:font-name="Liberation Serif" fo:font-size="12pt" fo:font-style="normal" fo:font-weight="bold" officeooo:paragraph-rsid="0023f0c3" style:font-size-asian="12pt" style:font-style-asian="normal" style:font-weight-asian="bold" style:font-size-complex="12pt" style:font-style-complex="normal" style:font-weight-complex="bold"/>
    </style:style>
    <style:style style:name="P82" style:family="paragraph" style:parent-style-name="Preformatted_20_Text">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83" style:family="paragraph" style:parent-style-name="Preformatted_20_Text">
      <style:paragraph-properties fo:text-align="center" style:justify-single-word="false"/>
      <style:text-properties style:font-name="Liberation Serif" fo:font-size="12pt" fo:font-style="normal" fo:font-weight="bold" officeooo:rsid="002f43cb" officeooo:paragraph-rsid="002f43cb" style:font-size-asian="12pt" style:font-style-asian="normal" style:font-weight-asian="bold" style:font-size-complex="12pt" style:font-style-complex="normal" style:font-weight-complex="bold"/>
    </style:style>
    <style:style style:name="P84" style:family="paragraph" style:parent-style-name="Preformatted_20_Text">
      <style:paragraph-properties fo:text-align="center" style:justify-single-word="false"/>
      <style:text-properties style:font-name="Liberation Serif" fo:font-size="12pt" fo:font-style="normal" fo:font-weight="bold" officeooo:rsid="004e5311" officeooo:paragraph-rsid="004e5311" style:font-size-asian="12pt" style:font-style-asian="normal" style:font-weight-asian="bold" style:font-size-complex="12pt" style:font-style-complex="normal" style:font-weight-complex="bold"/>
    </style:style>
    <style:style style:name="P85"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57fad8" style:font-size-asian="12pt" style:font-style-asian="normal" style:font-weight-asian="bold" style:font-size-complex="12pt" style:font-style-complex="normal" style:font-weight-complex="bold"/>
    </style:style>
    <style:style style:name="P8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8eb0b" style:font-size-asian="12pt" style:font-style-asian="normal" style:font-weight-asian="bold" style:font-size-complex="12pt" style:font-style-complex="normal" style:font-weight-complex="bold"/>
    </style:style>
    <style:style style:name="P8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e806c" style:font-size-asian="12pt" style:font-style-asian="normal" style:font-weight-asian="bold" style:font-size-complex="12pt" style:font-style-complex="normal" style:font-weight-complex="bold"/>
    </style:style>
    <style:style style:name="P8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8d0fc4" style:font-size-asian="12pt" style:font-style-asian="normal" style:font-weight-asian="bold" style:font-size-complex="12pt" style:font-style-complex="normal" style:font-weight-complex="bold"/>
    </style:style>
    <style:style style:name="P8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02f17" style:font-size-asian="12pt" style:font-style-asian="normal" style:font-weight-asian="bold" style:font-size-complex="12pt" style:font-style-complex="normal" style:font-weight-complex="bold"/>
    </style:style>
    <style:style style:name="P90"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4c352" style:font-size-asian="12pt" style:font-style-asian="normal" style:font-weight-asian="bold" style:font-size-complex="12pt" style:font-style-complex="normal" style:font-weight-complex="bold"/>
    </style:style>
    <style:style style:name="P91"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8eb0b" style:font-size-asian="12pt" style:font-style-asian="normal" style:font-weight-asian="bold" style:font-size-complex="12pt" style:font-style-complex="normal" style:font-weight-complex="bold"/>
    </style:style>
    <style:style style:name="P92"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3b4f5" style:font-size-asian="12pt" style:font-style-asian="normal" style:font-weight-asian="bold" style:font-size-complex="12pt" style:font-style-complex="normal" style:font-weight-complex="bold"/>
    </style:style>
    <style:style style:name="P93" style:family="paragraph" style:parent-style-name="Preformatted_20_Text">
      <style:text-properties style:font-name="Liberation Serif" fo:font-size="12pt" fo:font-style="normal" fo:font-weight="bold" officeooo:rsid="007a0074" officeooo:paragraph-rsid="007f1811" style:font-size-asian="12pt" style:font-style-asian="normal" style:font-weight-asian="bold" style:font-size-complex="12pt" style:font-style-complex="normal" style:font-weight-complex="bold"/>
    </style:style>
    <style:style style:name="P94" style:family="paragraph" style:parent-style-name="Preformatted_20_Text">
      <style:text-properties style:font-name="Liberation Serif" fo:font-size="12pt" fo:font-style="normal" fo:font-weight="bold" officeooo:rsid="005e72c4" officeooo:paragraph-rsid="007f1811" style:font-size-asian="12pt" style:font-style-asian="normal" style:font-weight-asian="bold" style:font-size-complex="12pt" style:font-style-complex="normal" style:font-weight-complex="bold"/>
    </style:style>
    <style:style style:name="P95" style:family="paragraph" style:parent-style-name="Preformatted_20_Text">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96" style:family="paragraph" style:parent-style-name="Preformatted_20_Text">
      <style:text-properties style:font-name="Liberation Serif" fo:font-size="12pt" fo:font-style="normal" fo:font-weight="bold" officeooo:rsid="00827b09" officeooo:paragraph-rsid="00827b09" style:font-size-asian="12pt" style:font-style-asian="normal" style:font-weight-asian="bold" style:font-size-complex="12pt" style:font-style-complex="normal" style:font-weight-complex="bold"/>
    </style:style>
    <style:style style:name="P97"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98"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99"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100" style:family="paragraph" style:parent-style-name="Preformatted_20_Text">
      <style:paragraph-properties fo:text-align="center" style:justify-single-word="false"/>
      <style:text-properties style:font-name="Liberation Serif" fo:font-size="12pt" fo:font-style="normal" fo:font-weight="bold" officeooo:rsid="00b4e84c" officeooo:paragraph-rsid="00b4e84c" style:font-name-asian="Courier New" style:font-size-asian="12pt" style:font-style-asian="normal" style:font-weight-asian="bold" style:font-name-complex="Liberation Mono" style:font-size-complex="12pt" style:font-style-complex="normal" style:font-weight-complex="bold"/>
    </style:style>
    <style:style style:name="P101" style:family="paragraph" style:parent-style-name="Preformatted_20_Text">
      <style:text-properties style:font-name="Liberation Serif" fo:font-size="12pt" fo:font-style="normal" fo:font-weight="normal" officeooo:rsid="00a822c7" officeooo:paragraph-rsid="00d110de" style:font-size-asian="12pt" style:font-style-asian="normal" style:font-weight-asian="normal" style:font-size-complex="12pt" style:font-style-complex="normal" style:font-weight-complex="normal"/>
    </style:style>
    <style:style style:name="P102" style:family="paragraph" style:parent-style-name="Preformatted_20_Text">
      <style:text-properties style:font-name="Liberation Serif" fo:font-size="12pt" fo:font-style="normal" fo:font-weight="normal" officeooo:rsid="00d93eed" officeooo:paragraph-rsid="00d93eed" style:font-size-asian="12pt" style:font-style-asian="normal" style:font-weight-asian="normal" style:font-size-complex="12pt" style:font-style-complex="normal" style:font-weight-complex="normal"/>
    </style:style>
    <style:style style:name="P103" style:family="paragraph" style:parent-style-name="Preformatted_20_Text">
      <style:text-properties style:font-name="Liberation Serif" fo:font-size="12pt" fo:font-style="normal" fo:font-weight="normal" officeooo:rsid="00d93eed" officeooo:paragraph-rsid="00d9ab1a" style:font-size-asian="12pt" style:font-style-asian="normal" style:font-weight-asian="normal" style:font-size-complex="12pt" style:font-style-complex="normal" style:font-weight-complex="normal"/>
    </style:style>
    <style:style style:name="P104" style:family="paragraph" style:parent-style-name="Preformatted_20_Text">
      <style:text-properties style:font-name="Liberation Serif" fo:font-size="12pt" fo:font-style="italic" officeooo:rsid="0060d71f" officeooo:paragraph-rsid="0060d71f" style:font-size-asian="12pt" style:font-style-asian="italic" style:font-size-complex="12pt" style:font-style-complex="italic"/>
    </style:style>
    <style:style style:name="P105" style:family="paragraph" style:parent-style-name="Preformatted_20_Text">
      <style:text-properties style:font-name="Liberation Serif" fo:font-size="12pt" fo:font-style="italic" officeooo:rsid="005f90ee" officeooo:paragraph-rsid="0072fe1a" style:font-size-asian="12pt" style:font-style-asian="italic" style:font-size-complex="12pt" style:font-style-complex="italic"/>
    </style:style>
    <style:style style:name="P106"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107" style:family="paragraph" style:parent-style-name="Preformatted_20_Text">
      <style:text-properties style:font-name="Liberation Serif" fo:font-size="12pt" fo:font-style="italic" officeooo:rsid="005f90ee" officeooo:paragraph-rsid="0078eb0b" style:font-size-asian="12pt" style:font-style-asian="italic" style:font-size-complex="12pt" style:font-style-complex="italic"/>
    </style:style>
    <style:style style:name="P108"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109"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110"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111"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112" style:family="paragraph" style:parent-style-name="Preformatted_20_Text">
      <style:text-properties style:font-name="Liberation Serif" fo:font-size="12pt" fo:font-style="italic" officeooo:rsid="0059185c" officeooo:paragraph-rsid="0059185c" style:font-size-asian="12pt" style:font-style-asian="italic" style:font-size-complex="12pt" style:font-style-complex="italic"/>
    </style:style>
    <style:style style:name="P113" style:family="paragraph" style:parent-style-name="Preformatted_20_Text">
      <style:text-properties style:font-name="Liberation Serif" fo:font-size="12pt" officeooo:paragraph-rsid="007f1811" style:font-size-asian="12pt" style:font-size-complex="12pt"/>
    </style:style>
    <style:style style:name="P114" style:family="paragraph" style:parent-style-name="Table_20_Contents">
      <style:text-properties style:font-name="Liberation Serif" fo:font-size="12pt" style:font-name-asian="Courier New" style:font-size-asian="12pt" style:font-name-complex="Liberation Mono" style:font-size-complex="12pt"/>
    </style:style>
    <style:style style:name="P115"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116"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117"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118"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119"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120"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121"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122"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123"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124"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125"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126"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127"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128"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129"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130"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131"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132"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133" style:family="paragraph" style:parent-style-name="Table_20_Contents">
      <style:text-properties style:font-name="Liberation Serif" fo:font-size="12pt" officeooo:rsid="006be5b9" officeooo:paragraph-rsid="006be5b9" style:font-name-asian="Courier New" style:font-size-asian="12pt" style:font-name-complex="Liberation Mono" style:font-size-complex="12pt"/>
    </style:style>
    <style:style style:name="P134" style:family="paragraph" style:parent-style-name="Table_20_Contents">
      <style:text-properties style:font-name="Liberation Serif" fo:font-size="12pt" officeooo:rsid="00b57095" officeooo:paragraph-rsid="00b57095" style:font-name-asian="Courier New" style:font-size-asian="12pt" style:font-name-complex="Liberation Mono" style:font-size-complex="12pt"/>
    </style:style>
    <style:style style:name="P135" style:family="paragraph" style:parent-style-name="Table_20_Contents">
      <style:text-properties style:font-name="Liberation Serif" fo:font-size="12pt" officeooo:rsid="00bf1de7" officeooo:paragraph-rsid="00bf1de7" style:font-name-asian="Courier New" style:font-size-asian="12pt" style:font-name-complex="Liberation Mono" style:font-size-complex="12pt"/>
    </style:style>
    <style:style style:name="P136" style:family="paragraph" style:parent-style-name="Table_20_Contents">
      <style:text-properties style:font-name="Liberation Serif" fo:font-size="12pt" officeooo:rsid="00bf1de7" officeooo:paragraph-rsid="00bf1eea" style:font-name-asian="Courier New" style:font-size-asian="12pt" style:font-name-complex="Liberation Mono" style:font-size-complex="12pt"/>
    </style:style>
    <style:style style:name="P137"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138"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139"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P140" style:family="paragraph" style:parent-style-name="Preformatted_20_Text">
      <style:paragraph-properties fo:break-before="page"/>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141" style:family="paragraph" style:parent-style-name="Preformatted_20_Text">
      <style:text-properties style:font-name="Liberation Serif" fo:font-size="12pt" fo:font-style="normal" officeooo:rsid="00daf5da" officeooo:paragraph-rsid="00daf5da"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officeooo:rsid="00229f58"/>
    </style:style>
    <style:style style:name="T6" style:family="text">
      <style:text-properties officeooo:rsid="002b0e18"/>
    </style:style>
    <style:style style:name="T7" style:family="text">
      <style:text-properties officeooo:rsid="00310c30"/>
    </style:style>
    <style:style style:name="T8" style:family="text">
      <style:text-properties officeooo:rsid="00339abb"/>
    </style:style>
    <style:style style:name="T9" style:family="text">
      <style:text-properties fo:font-style="normal" style:font-style-asian="normal" style:font-style-complex="normal"/>
    </style:style>
    <style:style style:name="T10" style:family="text">
      <style:text-properties fo:font-style="normal" officeooo:rsid="004adc87" style:font-style-asian="normal" style:font-style-complex="normal"/>
    </style:style>
    <style:style style:name="T11" style:family="text">
      <style:text-properties fo:font-style="normal" officeooo:rsid="0061eb57" style:font-style-asian="normal" style:font-style-complex="normal"/>
    </style:style>
    <style:style style:name="T12" style:family="text">
      <style:text-properties fo:font-style="normal" officeooo:rsid="007f1811" style:font-style-asian="normal" style:font-style-complex="normal"/>
    </style:style>
    <style:style style:name="T13" style:family="text">
      <style:text-properties officeooo:rsid="00392008"/>
    </style:style>
    <style:style style:name="T14" style:family="text">
      <style:text-properties officeooo:rsid="003d5f95"/>
    </style:style>
    <style:style style:name="T15" style:family="text">
      <style:text-properties officeooo:rsid="00401c3e"/>
    </style:style>
    <style:style style:name="T16" style:family="text">
      <style:text-properties officeooo:rsid="0040dc93"/>
    </style:style>
    <style:style style:name="T17" style:family="text">
      <style:text-properties officeooo:rsid="00428090"/>
    </style:style>
    <style:style style:name="T18" style:family="text">
      <style:text-properties officeooo:rsid="0043b2b5"/>
    </style:style>
    <style:style style:name="T19" style:family="text">
      <style:text-properties officeooo:rsid="0046c798"/>
    </style:style>
    <style:style style:name="T20" style:family="text">
      <style:text-properties officeooo:rsid="004cc1aa"/>
    </style:style>
    <style:style style:name="T21" style:family="text">
      <style:text-properties officeooo:rsid="004ec662"/>
    </style:style>
    <style:style style:name="T22" style:family="text">
      <style:text-properties officeooo:rsid="0054ed4b"/>
    </style:style>
    <style:style style:name="T23" style:family="text">
      <style:text-properties officeooo:rsid="0059185c"/>
    </style:style>
    <style:style style:name="T24" style:family="text">
      <style:text-properties officeooo:rsid="005b519b"/>
    </style:style>
    <style:style style:name="T25" style:family="text">
      <style:text-properties fo:font-weight="bold" style:font-weight-asian="bold" style:font-weight-complex="bold"/>
    </style:style>
    <style:style style:name="T26" style:family="text">
      <style:text-properties fo:font-weight="bold" officeooo:rsid="005b519b" style:font-weight-asian="bold" style:font-weight-complex="bold"/>
    </style:style>
    <style:style style:name="T27" style:family="text">
      <style:text-properties fo:font-weight="bold" officeooo:rsid="003b95e9" style:font-weight-asian="bold" style:font-weight-complex="bold"/>
    </style:style>
    <style:style style:name="T28" style:family="text">
      <style:text-properties fo:font-weight="bold" officeooo:rsid="00ad1da7" style:font-weight-asian="bold" style:font-weight-complex="bold"/>
    </style:style>
    <style:style style:name="T29" style:family="text">
      <style:text-properties fo:font-weight="bold" officeooo:rsid="00cf9547" style:font-weight-asian="bold" style:font-weight-complex="bold"/>
    </style:style>
    <style:style style:name="T30" style:family="text">
      <style:text-properties fo:font-weight="bold" style:font-name-asian="Courier New" style:font-weight-asian="bold" style:font-name-complex="Liberation Mono" style:font-weight-complex="bold"/>
    </style:style>
    <style:style style:name="T31" style:family="text">
      <style:text-properties fo:font-weight="bold" officeooo:rsid="00861aef" style:font-name-asian="Courier New" style:font-weight-asian="bold" style:font-name-complex="Liberation Mono" style:font-weight-complex="bold"/>
    </style:style>
    <style:style style:name="T32" style:family="text">
      <style:text-properties officeooo:rsid="005b9825"/>
    </style:style>
    <style:style style:name="T33" style:family="text">
      <style:text-properties officeooo:rsid="005e60fe"/>
    </style:style>
    <style:style style:name="T34" style:family="text">
      <style:text-properties fo:font-variant="normal" fo:text-transform="none" fo:color="#212121" fo:letter-spacing="normal" fo:font-style="normal" fo:font-weight="normal"/>
    </style:style>
    <style:style style:name="T35" style:family="text">
      <style:text-properties officeooo:rsid="00654aad"/>
    </style:style>
    <style:style style:name="T36" style:family="text">
      <style:text-properties officeooo:rsid="006be5b9"/>
    </style:style>
    <style:style style:name="T37" style:family="text">
      <style:text-properties officeooo:rsid="0072fe1a"/>
    </style:style>
    <style:style style:name="T38" style:family="text">
      <style:text-properties officeooo:rsid="0073b4f5"/>
    </style:style>
    <style:style style:name="T39" style:family="text">
      <style:text-properties style:font-name-asian="Courier New" style:font-name-complex="Liberation Mono"/>
    </style:style>
    <style:style style:name="T40" style:family="text">
      <style:text-properties officeooo:rsid="00515beb" style:font-name-asian="Courier New" style:font-name-complex="Liberation Mono"/>
    </style:style>
    <style:style style:name="T41" style:family="text">
      <style:text-properties officeooo:rsid="0043b2b5" style:font-name-asian="Courier New" style:font-name-complex="Liberation Mono"/>
    </style:style>
    <style:style style:name="T42" style:family="text">
      <style:text-properties officeooo:rsid="00757bd8"/>
    </style:style>
    <style:style style:name="T43" style:family="text">
      <style:text-properties officeooo:rsid="0077af84"/>
    </style:style>
    <style:style style:name="T44" style:family="text">
      <style:text-properties officeooo:rsid="0078eb0b"/>
    </style:style>
    <style:style style:name="T45" style:family="text">
      <style:text-properties officeooo:rsid="007bdc79"/>
    </style:style>
    <style:style style:name="T46" style:family="text">
      <style:text-properties officeooo:rsid="007c17c3"/>
    </style:style>
    <style:style style:name="T47" style:family="text">
      <style:text-properties officeooo:rsid="007e806c"/>
    </style:style>
    <style:style style:name="T48" style:family="text">
      <style:text-properties officeooo:rsid="007f1811"/>
    </style:style>
    <style:style style:name="T49" style:family="text">
      <style:text-properties officeooo:rsid="00827b09"/>
    </style:style>
    <style:style style:name="T50" style:family="text">
      <style:text-properties officeooo:rsid="008a807f"/>
    </style:style>
    <style:style style:name="T51" style:family="text">
      <style:text-properties officeooo:rsid="008c1abb"/>
    </style:style>
    <style:style style:name="T52" style:family="text">
      <style:text-properties officeooo:rsid="008e3d41"/>
    </style:style>
    <style:style style:name="T53" style:family="text">
      <style:text-properties officeooo:rsid="00902f17"/>
    </style:style>
    <style:style style:name="T54" style:family="text">
      <style:text-properties officeooo:rsid="0094c352"/>
    </style:style>
    <style:style style:name="T55" style:family="text">
      <style:text-properties officeooo:rsid="009ee206"/>
    </style:style>
    <style:style style:name="T56" style:family="text">
      <style:text-properties officeooo:rsid="00a12f1e"/>
    </style:style>
    <style:style style:name="T57" style:family="text">
      <style:text-properties officeooo:rsid="00a26f0b"/>
    </style:style>
    <style:style style:name="T58" style:family="text">
      <style:text-properties officeooo:rsid="00a4149c"/>
    </style:style>
    <style:style style:name="T59" style:family="text">
      <style:text-properties fo:color="#ff0000"/>
    </style:style>
    <style:style style:name="T60" style:family="text">
      <style:text-properties fo:color="#ff0000" officeooo:rsid="005b9825"/>
    </style:style>
    <style:style style:name="T61" style:family="text">
      <style:text-properties fo:color="#ff0000" officeooo:rsid="00d9ab1a"/>
    </style:style>
    <style:style style:name="T62" style:family="text">
      <style:text-properties officeooo:rsid="00a78e8e"/>
    </style:style>
    <style:style style:name="T63" style:family="text">
      <style:text-properties officeooo:rsid="00a822c7"/>
    </style:style>
    <style:style style:name="T64" style:family="text">
      <style:text-properties officeooo:rsid="00ad1da7"/>
    </style:style>
    <style:style style:name="T65" style:family="text">
      <style:text-properties officeooo:rsid="00b5503f"/>
    </style:style>
    <style:style style:name="T66" style:family="text">
      <style:text-properties officeooo:rsid="00b74cc0"/>
    </style:style>
    <style:style style:name="T67" style:family="text">
      <style:text-properties officeooo:rsid="00ba1f76"/>
    </style:style>
    <style:style style:name="T68" style:family="text">
      <style:text-properties officeooo:rsid="00bc7b33"/>
    </style:style>
    <style:style style:name="T69" style:family="text">
      <style:text-properties officeooo:rsid="00c19e0b"/>
    </style:style>
    <style:style style:name="T70" style:family="text">
      <style:text-properties officeooo:rsid="00c303d9"/>
    </style:style>
    <style:style style:name="T71" style:family="text">
      <style:text-properties officeooo:rsid="00c4f950"/>
    </style:style>
    <style:style style:name="T72" style:family="text">
      <style:text-properties officeooo:rsid="00c9f161"/>
    </style:style>
    <style:style style:name="T73" style:family="text">
      <style:text-properties officeooo:rsid="00d110de"/>
    </style:style>
    <style:style style:name="T74" style:family="text">
      <style:text-properties officeooo:rsid="00d137e9"/>
    </style:style>
    <style:style style:name="T75" style:family="text">
      <style:text-properties officeooo:rsid="00d1912e"/>
    </style:style>
    <style:style style:name="T76" style:family="text">
      <style:text-properties officeooo:rsid="00d6855f"/>
    </style:style>
    <style:style style:name="T77" style:family="text">
      <style:text-properties officeooo:rsid="00daec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5"><text:span text:style-name="T62">E</text:span>spam-AI <text:span text:style-name="T62">manual</text:span></text:p>
      <text:p text:style-name="P5"><text:span text:style-name="T25">Requirements </text:span><text:span text:style-name="T29">&amp; Installation</text:span><text:span text:style-name="T25">:</text:span></text:p>
      <text:p text:style-name="P101"><text:span text:style-name="T63">S</text:span>ee README.md at the <text:span text:style-name="T73">espamAI </text:span>root folder <text:span text:style-name="T74">or at</text:span> <text:span text:style-name="T73">https://git.liacs.nl/lerc/espam</text:span></text:p>
      <text:p text:style-name="P7"/>
      <text:p text:style-name="P78">Execution from command line <text:span text:style-name="T56">(after the tool is configured)</text:span>:</text:p>
      <text:p text:style-name="P56">1. cd <text:span text:style-name="T56">&lt;project root</text:span> directory<text:span text:style-name="T56">&gt;</text:span></text:p>
      <text:p text:style-name="P58">2. cd bin</text:p>
      <text:p text:style-name="P56"><text:span text:style-name="T57">3.</text:span> ./<text:span text:style-name="T56">espam </text:span>[options]</text:p>
      <text:p text:style-name="P56"/>
      <text:p text:style-name="P79">Execution from <text:span text:style-name="T75">executable jar (after espam.jar is made by make jar-exec command)</text:span>:</text:p>
      <text:p text:style-name="P57">1. cd <text:span text:style-name="T56">&lt;jar</text:span> directory<text:span text:style-name="T56">&gt;</text:span></text:p>
      <text:p text:style-name="P57"><text:span text:style-name="T33">2.</text:span> <text:span text:style-name="T58">java -jar espam.jar </text:span>[options]</text:p>
      <text:p text:style-name="P7"/>
      <text:p text:style-name="P80">Input: </text:p>
      <text:p text:style-name="P17"><text:tab/>- <text:span text:style-name="T23">P</text:span>ath to <text:span text:style-name="T23">single </text:span>DNN model in .onnx or .json format + options (see below) <text:span text:style-name="T2">or</text:span></text:p>
      <text:p text:style-name="P17"><text:span text:style-name="T20"><text:tab/>- Path to single CSDF model in .json format </text:span><text:span text:style-name="T2">or</text:span></text:p>
      <text:p text:style-name="P17"><text:span text:style-name="T2"><text:tab/>- </text:span><text:span text:style-name="T23">Directory with several DNN models (not recomended for large DNN models)</text:span></text:p>
      <text:p text:style-name="P112"><text:tab/></text:p>
      <text:p text:style-name="P81">Output:</text:p>
      <text:p text:style-name="P6"><text:tab/> - DNN model evaluation results in .json format <text:span text:style-name="T5">printed to console </text:span><text:span text:style-name="T3">or/and</text:span></text:p>
      <text:p text:style-name="P6"><text:tab/> - Files, generated from DNN model and intended for CSDF-models <text:span text:style-name="T5">for</text:span></text:p>
      <text:p text:style-name="P6"><text:span text:style-name="T5"><text:s text:c="2"/><text:tab/> <text:s text:c="2"/>CSDF-models</text:span> processing tools such as Sesame/DARTS/SDF3</text:p>
      <text:p text:style-name="P2"><text:s/></text:p>
      <text:p text:style-name="P1"><text:s/><text:span text:style-name="T26">Possibilities</text:span>:</text:p>
      <text:p text:style-name="P1"><text:tab/>- evaluation : Evaluation of <text:span text:style-name="T24">DNN/CSDF</text:span> model in terms of power/performance</text:p>
      <text:p text:style-name="P1"><text:s/><text:tab/>- generation : Generation of files intended for CSDF-models</text:p>
      <text:p text:style-name="P1"><text:tab/> processing tools such as Sesame/DARTS/SDF3<text:span text:style-name="T13">\</text:span></text:p>
      <text:p text:style-name="P1"><text:s/></text:p>
      <text:p text:style-name="P59"><text:span text:style-name="T27">Tool </text:span><text:span text:style-name="T28">running </text:span><text:span text:style-name="T27">progress:</text:span></text:p>
      <text:p text:style-name="P3">(<text:span text:style-name="T64">1</text:span>) <text:span text:style-name="T1">Model</text:span><text:span text:style-name="T4">(s)</text:span><text:span text:style-name="T1"> reading</text:span>: read <text:span text:style-name="T64">input model(s)</text:span></text:p>
      <text:p text:style-name="P3"/>
      <text:p text:style-name="P8">(<text:span text:style-name="T72">2</text:span>) <text:span text:style-name="T1">Model</text:span><text:span text:style-name="T4">(s)</text:span><text:span text:style-name="T1"> conversion</text:span>:</text:p>
      <text:p text:style-name="P8"><text:tab/>- conversion of input .onnx/<text:span text:style-name="T6">json</text:span> DNN model<text:span text:style-name="T32">(s)</text:span> to internal Network model<text:span text:style-name="T32">(s)</text:span></text:p>
      <text:p text:style-name="P8"><text:s text:c="13"/>(initiated automatically after onnx/<text:span text:style-name="T6">json</text:span> model reading)</text:p>
      <text:p text:style-name="P8"><text:tab/>- conversion of internal Network model<text:span text:style-name="T32">(s)</text:span> to CSDF model<text:span text:style-name="T32">(s)</text:span>:</text:p>
      <text:p text:style-name="P1"><text:s text:c="13"/>(initiated automatically, if evaluation flag if set or/and</text:p>
      <text:p text:style-name="P1"><text:s text:c="14"/>one or multiple *-csdf output files generation flags are set)</text:p>
      <text:p text:style-name="P8"><text:s text:c="4"/></text:p>
      <text:p text:style-name="P8">(<text:span text:style-name="T72">3</text:span>) <text:span text:style-name="T1">Output files generation [optional]:</text:span> generates for input model output files,</text:p>
      <text:p text:style-name="P1"><text:s text:c="10"/>according to <text:span text:style-name="T7">set files generation</text:span> options.</text:p>
      <text:p text:style-name="P1"><text:s text:c="5"/></text:p>
      <text:p text:style-name="P1">(<text:span text:style-name="T72">4</text:span>) <text:span text:style-name="T1">Model evaluation [optional]:</text:span> evaluates one or several input models</text:p>
      <text:p text:style-name="P1"><text:s text:c="10"/>in terms of power/performance, by means of the DARTS/SDF3 tool.</text:p>
      <text:p text:style-name="P1"><text:s text:c="10"/><text:span text:style-name="T59">TODO </text:span><text:span text:style-name="T60">direct</text:span><text:span text:style-name="T59"> interface to SDF3 tool </text:span><text:span text:style-name="T60">is not presented for current moment</text:span></text:p>
      <text:p text:style-name="P82"/>
      <text:p text:style-name="P140"/>
      <text:p text:style-name="P83">Command-line options</text:p>
      <text:p text:style-name="P10">Command-line options that take argument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5">option</text:p>
          </table:table-cell>
          <table:table-cell table:style-name="Table2.A1" office:value-type="string">
            <text:p text:style-name="P122">abbr</text:p>
          </table:table-cell>
          <table:table-cell table:style-name="Table2.A1" office:value-type="string">
            <text:p text:style-name="P116">arguments</text:p>
          </table:table-cell>
          <table:table-cell table:style-name="Table2.D1" office:value-type="string">
            <text:p text:style-name="P115">example</text:p>
          </table:table-cell>
        </table:table-row>
        <table:table-row>
          <table:table-cell table:style-name="Table2.A2" table:number-columns-spanned="4" office:value-type="string">
            <text:p text:style-name="P97"><text:span text:style-name="T13">General</text:span> <text:span text:style-name="T8">options</text:span></text:p>
          </table:table-cell>
          <table:covered-table-cell/>
          <table:covered-table-cell/>
          <table:covered-table-cell/>
        </table:table-row>
        <table:table-row>
          <table:table-cell table:style-name="Table2.A3" office:value-type="string">
            <text:p text:style-name="P64">--<text:span text:style-name="T13">generate</text:span></text:p>
          </table:table-cell>
          <table:table-cell table:style-name="Table2.A3" office:value-type="string">
            <text:p text:style-name="P62">-<text:span text:style-name="T13">g</text:span></text:p>
          </table:table-cell>
          <table:table-cell table:style-name="Table2.A3" office:value-type="string">
            <text:p text:style-name="P117">Path to input DNN model </text:p>
          </table:table-cell>
          <table:table-cell table:style-name="Table2.A2" office:value-type="string">
            <text:p text:style-name="P118">--<text:span text:style-name="T13">generate ./tests/lenet.json</text:span></text:p>
          </table:table-cell>
        </table:table-row>
        <table:table-row>
          <table:table-cell table:style-name="Table2.A3" office:value-type="string">
            <text:p text:style-name="P62">--<text:span text:style-name="T13">evaluate</text:span></text:p>
          </table:table-cell>
          <table:table-cell table:style-name="Table2.A3" office:value-type="string">
            <text:p text:style-name="P62">-<text:span text:style-name="T13">e</text:span></text:p>
          </table:table-cell>
          <table:table-cell table:style-name="Table2.A3" office:value-type="string">
            <text:p text:style-name="P117">Path to input DNN model</text:p>
          </table:table-cell>
          <table:table-cell table:style-name="Table2.A2" office:value-type="string">
            <text:p text:style-name="P137">--<text:span text:style-name="T14">evaluate ./tests/lenet.json</text:span></text:p>
          </table:table-cell>
        </table:table-row>
        <table:table-row>
          <table:table-cell table:style-name="Table2.A2" table:number-columns-spanned="4" office:value-type="string">
            <text:p text:style-name="P98">Model representation options (by default <text:s/><text:span text:style-name="T15">--layer-based</text:span> option is set)</text:p>
          </table:table-cell>
          <table:covered-table-cell/>
          <table:covered-table-cell/>
          <table:covered-table-cell/>
        </table:table-row>
        <table:table-row>
          <table:table-cell table:style-name="Table2.A3" office:value-type="string">
            <text:p text:style-name="P65">--layer-based</text:p>
          </table:table-cell>
          <table:table-cell table:style-name="Table2.A3" office:value-type="string">
            <text:p text:style-name="P62">-<text:span text:style-name="T15">lb</text:span></text:p>
          </table:table-cell>
          <table:table-cell table:style-name="Table2.A3" office:value-type="string">
            <text:p text:style-name="P119">none</text:p>
          </table:table-cell>
          <table:table-cell table:style-name="Table2.A2" office:value-type="string">
            <text:p text:style-name="P63">-<text:span text:style-name="T16">lb</text:span></text:p>
          </table:table-cell>
        </table:table-row>
        <table:table-row>
          <table:table-cell table:style-name="Table2.A3" office:value-type="string">
            <text:p text:style-name="P66">--neuron-based</text:p>
          </table:table-cell>
          <table:table-cell table:style-name="Table2.A3" office:value-type="string">
            <text:p text:style-name="P62">-<text:span text:style-name="T16">nb</text:span></text:p>
          </table:table-cell>
          <table:table-cell table:style-name="Table2.A3" office:value-type="string">
            <text:p text:style-name="P119">none</text:p>
          </table:table-cell>
          <table:table-cell table:style-name="Table2.A2" office:value-type="string">
            <text:p text:style-name="P63">-<text:span text:style-name="T16">nb</text:span></text:p>
          </table:table-cell>
        </table:table-row>
        <table:table-row>
          <table:table-cell table:style-name="Table2.A3" office:value-type="string">
            <text:p text:style-name="P67">--block-based</text:p>
          </table:table-cell>
          <table:table-cell table:style-name="Table2.A3" office:value-type="string">
            <text:p text:style-name="P62">-<text:span text:style-name="T17">bb</text:span></text:p>
          </table:table-cell>
          <table:table-cell table:style-name="Table2.A3" office:value-type="string">
            <text:p text:style-name="P120">number of blocks</text:p>
            <text:p text:style-name="P120"/>
          </table:table-cell>
          <table:table-cell table:style-name="Table2.A2" office:value-type="string">
            <text:p text:style-name="P63">--<text:span text:style-name="T18">bb 20</text:span></text:p>
          </table:table-cell>
        </table:table-row>
        <table:table-row>
          <table:table-cell table:style-name="Table2.A3" office:value-type="string">
            <text:p text:style-name="P69">--split-step [optional], <text:s/>for -bb models only</text:p>
          </table:table-cell>
          <table:table-cell table:style-name="Table2.A3" office:value-type="string">
            <text:p text:style-name="P68">none</text:p>
          </table:table-cell>
          <table:table-cell table:style-name="Table2.A3" office:value-type="string">
            <text:p text:style-name="P121">Number of child nodes, obtainbed after <text:span text:style-name="T19">one layer</text:span> splitting</text:p>
          </table:table-cell>
          <table:table-cell table:style-name="Table2.A2" office:value-type="string">
            <text:p text:style-name="P68">--split-step 4</text:p>
          </table:table-cell>
        </table:table-row>
        <table:table-row>
          <table:table-cell table:style-name="Table2.A2" table:number-columns-spanned="4" office:value-type="string">
            <text:p text:style-name="P99"><text:span text:style-name="T68">Hardware specification</text:span> options</text:p>
          </table:table-cell>
          <table:covered-table-cell/>
          <table:covered-table-cell/>
          <table:covered-table-cell/>
        </table:table-row>
        <table:table-row>
          <table:table-cell table:style-name="Table2.A3" office:value-type="string">
            <text:p text:style-name="P76">--time-spec</text:p>
          </table:table-cell>
          <table:table-cell table:style-name="Table2.A3" office:value-type="string">
            <text:p text:style-name="P76">none</text:p>
          </table:table-cell>
          <table:table-cell table:style-name="Table2.A3" office:value-type="string">
            <text:p text:style-name="P135">Path to <text:span text:style-name="T69">operators times <text:s/>specification</text:span></text:p>
          </table:table-cell>
          <table:table-cell table:style-name="Table2.A2" office:value-type="string">
            <text:p text:style-name="P77">--time-spec ./<text:span text:style-name="T70">time_spec.json</text:span></text:p>
          </table:table-cell>
        </table:table-row>
        <table:table-row>
          <table:table-cell table:style-name="Table2.A3" office:value-type="string">
            <text:p text:style-name="P76">--energy-spec</text:p>
          </table:table-cell>
          <table:table-cell table:style-name="Table2.A3" office:value-type="string">
            <text:p text:style-name="P68"/>
          </table:table-cell>
          <table:table-cell table:style-name="Table2.A3" office:value-type="string">
            <text:p text:style-name="P136">Path to <text:span text:style-name="T69">model energy specification</text:span></text:p>
          </table:table-cell>
          <table:table-cell table:style-name="Table2.A2" office:value-type="string">
            <text:p text:style-name="P77">--energy-<text:span text:style-name="T70">spec.json</text:span> ./<text:span text:style-name="T71">energy_spec.json</text:span></text:p>
          </table:table-cell>
        </table:table-row>
        <table:table-row>
          <table:table-cell table:style-name="Table2.A2" table:number-columns-spanned="4" office:value-type="string">
            <text:p text:style-name="P100">Additional <text:span text:style-name="T65">options</text:span></text:p>
          </table:table-cell>
          <table:covered-table-cell/>
          <table:covered-table-cell/>
          <table:covered-table-cell/>
        </table:table-row>
        <table:table-row>
          <table:table-cell table:style-name="Table2.A3" office:value-type="string">
            <text:p text:style-name="P74">--dot-w</text:p>
          </table:table-cell>
          <table:table-cell table:style-name="Table2.A3" office:value-type="string">
            <text:p text:style-name="P74">none</text:p>
          </table:table-cell>
          <table:table-cell table:style-name="Table2.A3" office:value-type="string">
            <text:p text:style-name="P134">Width of generated .dot images <text:span text:style-name="T66">in pixels</text:span></text:p>
          </table:table-cell>
          <table:table-cell table:style-name="Table2.A2" office:value-type="string">
            <text:p text:style-name="P75">--dot-w <text:span text:style-name="T67">7000</text:span></text:p>
          </table:table-cell>
        </table:table-row>
      </table:table>
      <text:p text:style-name="P9"/>
      <text:p text:style-name="P15">Command-line flags (The command-line options that are either present or not).</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123">flag</text:p>
          </table:table-cell>
          <table:table-cell table:style-name="Table1.A1" office:value-type="string">
            <text:p text:style-name="P123">abbr</text:p>
          </table:table-cell>
          <table:table-cell table:style-name="Table1.C1" office:value-type="string">
            <text:p text:style-name="P123">description</text:p>
          </table:table-cell>
        </table:table-row>
        <table:table-row>
          <table:table-cell table:style-name="Table1.A2" table:number-columns-spanned="3" office:value-type="string">
            <text:p text:style-name="P138">General flags</text:p>
          </table:table-cell>
          <table:covered-table-cell/>
          <table:covered-table-cell/>
        </table:table-row>
        <table:table-row>
          <table:table-cell table:style-name="Table1.A3" office:value-type="string">
            <text:p text:style-name="P114">--<text:span text:style-name="T21">help</text:span></text:p>
          </table:table-cell>
          <table:table-cell table:style-name="Table1.A3" office:value-type="string">
            <text:p text:style-name="P114">-<text:span text:style-name="T21">h</text:span></text:p>
          </table:table-cell>
          <table:table-cell table:style-name="Table1.A2" office:value-type="string">
            <text:p text:style-name="P124">Printout help </text:p>
          </table:table-cell>
        </table:table-row>
        <table:table-row>
          <table:table-cell table:style-name="Table1.A3" office:value-type="string">
            <text:p text:style-name="P124">--version</text:p>
          </table:table-cell>
          <table:table-cell table:style-name="Table1.A3" office:value-type="string">
            <text:p text:style-name="P114">-<text:span text:style-name="T21">v</text:span></text:p>
          </table:table-cell>
          <table:table-cell table:style-name="Table1.A2" office:value-type="string">
            <text:p text:style-name="P124">Printout program version</text:p>
          </table:table-cell>
        </table:table-row>
        <table:table-row>
          <table:table-cell table:style-name="Table1.A3" office:value-type="string">
            <text:p text:style-name="P124">--verbose</text:p>
          </table:table-cell>
          <table:table-cell table:style-name="Table1.A3" office:value-type="string">
            <text:p text:style-name="P114">-<text:span text:style-name="T21">V</text:span></text:p>
          </table:table-cell>
          <table:table-cell table:style-name="Table1.A2" office:value-type="string">
            <text:p text:style-name="P124">Printout program progress information</text:p>
          </table:table-cell>
        </table:table-row>
        <table:table-row>
          <table:table-cell table:style-name="Table1.A3" office:value-type="string">
            <text:p text:style-name="P124">--copyright</text:p>
          </table:table-cell>
          <table:table-cell table:style-name="Table1.A3" office:value-type="string">
            <text:p text:style-name="P124">none</text:p>
          </table:table-cell>
          <table:table-cell table:style-name="Table1.A2" office:value-type="string">
            <text:p text:style-name="P125">Printout copyright</text:p>
          </table:table-cell>
        </table:table-row>
        <table:table-row>
          <table:table-cell table:style-name="Table1.A2" table:number-columns-spanned="3" office:value-type="string">
            <text:p text:style-name="P127">Input model type flag (--in-dnn is set by default)</text:p>
          </table:table-cell>
          <table:covered-table-cell/>
          <table:covered-table-cell/>
        </table:table-row>
        <table:table-row>
          <table:table-cell table:style-name="Table1.A3" office:value-type="string">
            <text:p text:style-name="P126">--in-dnn</text:p>
          </table:table-cell>
          <table:table-cell table:style-name="Table1.A3" office:value-type="string">
            <text:p text:style-name="P128">none</text:p>
          </table:table-cell>
          <table:table-cell table:style-name="Table1.A2" office:value-type="string">
            <text:p text:style-name="P126">Input model is dnn model in .onnx or .json format</text:p>
          </table:table-cell>
        </table:table-row>
        <table:table-row>
          <table:table-cell table:style-name="Table1.A3" office:value-type="string">
            <text:p text:style-name="P128">--in-csdf</text:p>
          </table:table-cell>
          <table:table-cell table:style-name="Table1.A3" office:value-type="string">
            <text:p text:style-name="P128">none</text:p>
          </table:table-cell>
          <table:table-cell table:style-name="Table1.A2" office:value-type="string">
            <text:p text:style-name="P126">Input model is csdf model in .json format</text:p>
          </table:table-cell>
        </table:table-row>
        <table:table-row>
          <table:table-cell table:style-name="Table1.A2" table:number-columns-spanned="3" office:value-type="string">
            <text:p text:style-name="P139">Files generation flags</text:p>
          </table:table-cell>
          <table:covered-table-cell/>
          <table:covered-table-cell/>
        </table:table-row>
        <table:table-row>
          <table:table-cell table:style-name="Table1.A3" office:value-type="string">
            <text:p text:style-name="P70">--json </text:p>
          </table:table-cell>
          <table:table-cell table:style-name="Table1.A3" office:value-type="string">
            <text:p text:style-name="P129">none</text:p>
          </table:table-cell>
          <table:table-cell table:style-name="Table1.A2" office:value-type="string">
            <text:p text:style-name="P129">Generate <text:span text:style-name="T9">DNN graph in .json format</text:span></text:p>
          </table:table-cell>
        </table:table-row>
        <table:table-row>
          <table:table-cell table:style-name="Table1.A3" office:value-type="string">
            <text:p text:style-name="P70">--dot <text:s/></text:p>
          </table:table-cell>
          <table:table-cell table:style-name="Table1.A3" office:value-type="string">
            <text:p text:style-name="P129">none</text:p>
          </table:table-cell>
          <table:table-cell table:style-name="Table1.A2" office:value-type="string">
            <text:p text:style-name="P70"><text:span text:style-name="T22">Generate </text:span>DNN graph image in .dot format</text:p>
          </table:table-cell>
        </table:table-row>
        <table:table-row>
          <table:table-cell table:style-name="Table1.A3" office:value-type="string">
            <text:p text:style-name="P70">--json-csdf</text:p>
          </table:table-cell>
          <table:table-cell table:style-name="Table1.A3" office:value-type="string">
            <text:p text:style-name="P129">none</text:p>
          </table:table-cell>
          <table:table-cell table:style-name="Table1.A2" office:value-type="string">
            <text:p text:style-name="P72">Generate CSDF graph in .json format for DARTS</text:p>
          </table:table-cell>
        </table:table-row>
        <table:table-row>
          <table:table-cell table:style-name="Table1.A3" office:value-type="string">
            <text:p text:style-name="P131">--<text:span text:style-name="T9">xml-csdf</text:span></text:p>
          </table:table-cell>
          <table:table-cell table:style-name="Table1.A3" office:value-type="string">
            <text:p text:style-name="P129">none</text:p>
          </table:table-cell>
          <table:table-cell table:style-name="Table1.A2" office:value-type="string">
            <text:p text:style-name="P72">Generate CSDF graph in .xml fomat for SDF3</text:p>
          </table:table-cell>
        </table:table-row>
        <text:soft-page-break/>
        <table:table-row>
          <table:table-cell table:style-name="Table1.A3" office:value-type="string">
            <text:p text:style-name="P131">--<text:span text:style-name="T10">dot-csdf</text:span></text:p>
          </table:table-cell>
          <table:table-cell table:style-name="Table1.A3" office:value-type="string">
            <text:p text:style-name="P132">none</text:p>
          </table:table-cell>
          <table:table-cell table:style-name="Table1.A2" office:value-type="string">
            <text:p text:style-name="P72">Generate CSDF graph image in .dot format</text:p>
          </table:table-cell>
        </table:table-row>
        <table:table-row>
          <table:table-cell table:style-name="Table1.A3" office:value-type="string">
            <text:p text:style-name="P130">--<text:span text:style-name="T9">sesame</text:span></text:p>
          </table:table-cell>
          <table:table-cell table:style-name="Table1.A3" office:value-type="string">
            <text:p text:style-name="P129">none</text:p>
          </table:table-cell>
          <table:table-cell table:style-name="Table1.A2" office:value-type="string">
            <text:p text:style-name="P70"><text:span text:style-name="T22">Generate </text:span>code templates for Sesame</text:p>
          </table:table-cell>
        </table:table-row>
        <table:table-row>
          <table:table-cell table:style-name="Table1.A3" office:value-type="string">
            <text:p text:style-name="P133">--multiple-models</text:p>
          </table:table-cell>
          <table:table-cell table:style-name="Table1.A3" office:value-type="string">
            <text:p text:style-name="P129">-<text:span text:style-name="T36">m</text:span></text:p>
          </table:table-cell>
          <table:table-cell table:style-name="Table1.A2" office:value-type="string">
            <text:p text:style-name="P71">Process not a single model, but multiple models. In this case path after –generate or –evaluate general flag should be the directory with several models. <text:span text:style-name="T1">Note: not recomended, escpecially for large models</text:span></text:p>
          </table:table-cell>
        </table:table-row>
      </table:table>
      <text:p text:style-name="P12"/>
      <text:p text:style-name="P91">Files generation examples</text:p>
      <text:p text:style-name="P41"><text:s/><text:span text:style-name="T50">For more information about files generation </text:span>see comments, <text:span text:style-name="T50">output files.</text:span></text:p>
      <text:p text:style-name="P41"/>
      <text:p text:style-name="P85">Example 1 </text:p>
      <text:p text:style-name="P105">Command: </text:p>
      <text:p text:style-name="P50"><text:tab/>./espam --generate ./tests/json/bvlc_alexnet_LB.json --sesame -lb</text:p>
      <text:p text:style-name="P18"/>
      <text:p text:style-name="P106">Description:</text:p>
      <text:p text:style-name="P19"><text:tab/><text:span text:style-name="T37">Generate layer-based CSDF graph for ./tests/json/bvlc_alexnet_LB.json DNN model. Provide it with Sesame application.</text:span></text:p>
      <text:p text:style-name="P18"/>
      <text:p text:style-name="P18"><text:span text:style-name="T1">Expected output:</text:span> <text:span text:style-name="T38">files folder </text:span></text:p>
      <text:p text:style-name="P33">&lt;<text:span text:style-name="T37">bvlc_alexnet_LB</text:span>&gt;</text:p>
      <text:p text:style-name="P33"><text:tab/>-app //sesame application <text:span text:style-name="T43">in layer-based mode</text:span></text:p>
      <text:p text:style-name="P20"/>
      <text:p text:style-name="P86">Example <text:span text:style-name="T44">2</text:span> </text:p>
      <text:p text:style-name="P107">Command: </text:p>
      <text:p text:style-name="P51"><text:tab/>./espam --generate ./tests/json/lenet_NB.json --sesame --dot --json-csdf --xml-csdf --dot-csdf -nb</text:p>
      <text:p text:style-name="P21"/>
      <text:p text:style-name="P107">Description:</text:p>
      <text:p text:style-name="P22"><text:tab/><text:span text:style-name="T37">Generate neuron-based CSDF graph for ./tests/json/lenet_NB.json DNN model. Provide it with Sesame application, .dot images of DNN and CSDF model, .json and .xml files of CSDF model. </text:span></text:p>
      <text:p text:style-name="P21"/>
      <text:p text:style-name="P21"><text:span text:style-name="T1">Expected output:</text:span> <text:span text:style-name="T38">files folder </text:span></text:p>
      <text:p text:style-name="P34">&lt;<text:span text:style-name="T37">lenet_NB</text:span>&gt;</text:p>
      <text:p text:style-name="P34"><text:tab/>-app //<text:span text:style-name="T45">contains </text:span>sesame application <text:span text:style-name="T45">in -nb mode</text:span></text:p>
      <text:p text:style-name="P35"><text:tab/>-dot //<text:span text:style-name="T46">contains </text:span><text:s/><text:span text:style-name="T46">lenet_NB</text:span>.dot <text:span text:style-name="T46">picture of DNN model</text:span></text:p>
      <text:p text:style-name="P34"><text:tab/>-sdfg //corresponding CSDF graph directory</text:p>
      <text:p text:style-name="P35"><text:tab/><text:tab/>-dot //<text:span text:style-name="T46">contains lenet_NB</text:span>.dot <text:span text:style-name="T46">picture </text:span>CSDF model</text:p>
      <text:p text:style-name="P35"><text:tab/><text:tab/>-json //<text:span text:style-name="T46">contains lenet_NB.json </text:span>CSDF model <text:span text:style-name="T46">suitable </text:span>for DARTS\</text:p>
      <text:p text:style-name="P35"><text:tab/><text:tab/>-xml //<text:span text:style-name="T46">contains lenet_NB.xml </text:span>CSDF model <text:span text:style-name="T46">suitable for</text:span> <text:span text:style-name="T46">SDF3</text:span></text:p>
      <text:p text:style-name="P35"/>
      <text:p text:style-name="P87">Example <text:span text:style-name="T47">3</text:span> </text:p>
      <text:p text:style-name="P108">Command: </text:p>
      <text:p text:style-name="P52"><text:tab/>./espam --generate ./tests/onnx/mnist.onnx --sesame --dot --json-csdf --xml-csdf --dot-csdf -bb -100 --split-step 4</text:p>
      <text:p text:style-name="P23"/>
      <text:p text:style-name="P108">Description:</text:p>
      <text:p text:style-name="P24"><text:tab/><text:span text:style-name="T37">Generate block-based CSDF graph for ./tests/onnx/mnist.onnx DNN model. Split model until it reaches &lt;=100 blocks with –split-step = 4 (For more information about layers splitting see Cooments, block-based models). Provide it with Sesame application, .dot images of DNN and CSDF model, .json and .xml files of CSDF model. </text:span></text:p>
      <text:p text:style-name="P23"/>
      <text:p text:style-name="P23"><text:soft-page-break/><text:span text:style-name="T1">Expected output:</text:span> <text:span text:style-name="T38">files folder </text:span></text:p>
      <text:p text:style-name="P37">&lt;<text:span text:style-name="T51">CNTKGraph_NB</text:span>&gt;</text:p>
      <text:p text:style-name="P36"><text:tab/>-app //<text:span text:style-name="T45">contains </text:span>sesame application <text:span text:style-name="T45">in -bb mode</text:span></text:p>
      <text:p text:style-name="P37"><text:tab/>-dot //<text:span text:style-name="T46">contains </text:span><text:s/><text:span text:style-name="T51">CNTKGraph</text:span>.dot <text:span text:style-name="T46">picture of DNN model</text:span></text:p>
      <text:p text:style-name="P36"><text:tab/>-sdfg //corresponding CSDF graph directory</text:p>
      <text:p text:style-name="P37"><text:tab/><text:tab/>-dot //<text:span text:style-name="T46">contains CNTKGraph.</text:span>dot <text:span text:style-name="T46">picture of </text:span>CSDF model</text:p>
      <text:p text:style-name="P37"><text:tab/><text:tab/>-json //<text:span text:style-name="T46">contains CNTKGraph.json </text:span>CSDF model <text:span text:style-name="T46">suitable </text:span>for DARTS\</text:p>
      <text:p text:style-name="P37"><text:tab/><text:tab/>-xml //<text:span text:style-name="T46">contains CNTKGraph xml </text:span>CSDF model <text:span text:style-name="T46">suitable for</text:span> <text:span text:style-name="T46">SDF3</text:span></text:p>
      <text:p text:style-name="P11"/>
      <text:p text:style-name="P92">Model evaluation examples</text:p>
      <text:p text:style-name="P42"/>
      <text:p text:style-name="P88">Example 1 </text:p>
      <text:p text:style-name="P109">Command: </text:p>
      <text:p text:style-name="P53"><text:tab/>./espam --evaluate ./tests/json/bvlc_alexnet_LB.json</text:p>
      <text:p text:style-name="P25"/>
      <text:p text:style-name="P109">Description:</text:p>
      <text:p text:style-name="P25"><text:tab/><text:span text:style-name="T52">Evaluate ./tests/json/bvlc_alexnet_LB.json DNN model in terms of power/performance in -lb mode, set by default.</text:span></text:p>
      <text:p text:style-name="P25"/>
      <text:p text:style-name="P25"><text:span text:style-name="T1">Expected output:</text:span> </text:p>
      <text:p text:style-name="P16"><draw:frame draw:style-name="fr1" draw:name="Image1" text:anchor-type="paragraph" svg:width="17cm" svg:height="1.753cm" draw:z-index="0"><draw:image xlink:href="Pictures/10000201000002CD0000004AF05F9E4530F674FF.png" xlink:type="simple" xlink:show="embed" xlink:actuate="onLoad"/></draw:frame></text:p>
      <text:p text:style-name="P89">Example <text:span text:style-name="T53">2</text:span> </text:p>
      <text:p text:style-name="P110">Command: </text:p>
      <text:p text:style-name="P54"><text:tab/>./espam --evaluate ./tests/json/lenet_NB.json -nb</text:p>
      <text:p text:style-name="P26"/>
      <text:p text:style-name="P110">Description:</text:p>
      <text:p text:style-name="P27"><text:tab/><text:span text:style-name="T52">Evaluate ./tests/json/lenet_NB.json DNN model in terms of power/performance in -nb mode. </text:span></text:p>
      <text:p text:style-name="P26"><text:span text:style-name="T1">Expected output:</text:span> </text:p>
      <text:p text:style-name="P13"><draw:frame draw:style-name="fr2" draw:name="Image2" text:anchor-type="paragraph" svg:x="0cm" svg:y="0.104cm" svg:width="17cm" svg:height="0.912cm" draw:z-index="1"><draw:image xlink:href="Pictures/10000201000002D70000002776E1F16DD6402289.png" xlink:type="simple" xlink:show="embed" xlink:actuate="onLoad"/></draw:frame></text:p>
      <text:p text:style-name="P90">Example <text:span text:style-name="T54">3</text:span></text:p>
      <text:p text:style-name="P111">Command: </text:p>
      <text:p text:style-name="P55"><text:tab/>./espam --evaluate ./tests/onnx/mnist.onnx -bb -100 --split-step 4</text:p>
      <text:p text:style-name="P28"/>
      <text:p text:style-name="P111">Description:</text:p>
      <text:p text:style-name="P29"><text:tab/><text:span text:style-name="T52">Evaluate ./tests/onnx/mnist.onnx DNN model in terms of power/performance. Split model until it reaches &lt;=100 blocks with –split-step = 4 (For more information about layers splitting see Cooments, block-based models). </text:span></text:p>
      <text:p text:style-name="P28"><text:span text:style-name="T1">Expected output:</text:span> </text:p>
      <text:p text:style-name="P14"><draw:frame draw:style-name="fr1" draw:name="Image3" text:anchor-type="paragraph" svg:width="17cm" svg:height="0.843cm" draw:z-index="2"><draw:image xlink:href="Pictures/10000201000002D5000000246511C271E762B928.png" xlink:type="simple" xlink:show="embed" xlink:actuate="onLoad"/></draw:frame></text:p>
      <text:p text:style-name="P84">Comments</text:p>
      <text:p text:style-name="P94">1. Output files </text:p>
      <text:p text:style-name="P113"><text:span text:style-name="T12">Output files are generated in output models directory (output_models in protobuf_interface.jar root by default). For every model created a directory, named after the model. </text:span><text:span text:style-name="T11">E.g. for DNN called “LeNet”, the LeNet directory will be created. </text:span><text:line-break/><text:soft-page-break/><text:span text:style-name="T34">Inside the folder there are files generated in accordance with the file generation flags. For all possible files the folder will have the following structure</text:span></text:p>
      <text:p text:style-name="P31"/>
      <text:p text:style-name="P32">The files structure:</text:p>
      <text:p text:style-name="P32">&lt;Model_name&gt;</text:p>
      <text:p text:style-name="P32"><text:tab/>-app //sesame application</text:p>
      <text:p text:style-name="P32"><text:tab/>-dot //DNN model in .dot format</text:p>
      <text:p text:style-name="P32"><text:tab/>-json //DNN model in .json format</text:p>
      <text:p text:style-name="P32"><text:tab/>-sdfg //corresponding CSDF graph directory</text:p>
      <text:p text:style-name="P32"><text:tab/><text:tab/>-dot //CSDF model in .dot format</text:p>
      <text:p text:style-name="P32"><text:tab/><text:tab/>-json //CSDF model in .json format for DARTS\</text:p>
      <text:p text:style-name="P32"><text:tab/><text:tab/>-xml //CSDF model in .xml format for SDF3</text:p>
      <text:p text:style-name="P30"/>
      <text:p text:style-name="P104">NOTE: if directory with this name already exist it will be overwritten!</text:p>
      <text:p text:style-name="P44"/>
      <text:p text:style-name="P93"><text:span text:style-name="T48">2</text:span>. <text:span text:style-name="T48">Block-based models</text:span></text:p>
      <text:p text:style-name="P46">Block-based model takes on input layer-based DNN model and transforms it <text:span text:style-name="T48">according to the following algorithm:</text:span></text:p>
      <text:p text:style-name="P47"/>
      <text:p text:style-name="P47"><text:span text:style-name="T25">While</text:span> (number of blocks&lt;expected <text:s/>&amp;&amp; split_up flag = true):</text:p>
      <text:p text:style-name="P47"><text:tab/>Layer bottleneck = find_bottleneck(); // bottleneck node search is preformed by DARTS</text:p>
      <text:p text:style-name="P47"><text:tab/><text:span text:style-name="T25">if </text:span>(bottleneck can be split up)</text:p>
      <text:p text:style-name="P49"><text:tab/><text:tab/>evaluate number of layers after bottleneck layer splitting;</text:p>
      <text:p text:style-name="P49"><text:tab/><text:tab/><text:span text:style-name="T25">if</text:span> (number of layers after splitting&gt;expected)</text:p>
      <text:p text:style-name="P49"><text:span text:style-name="T25"><text:tab/><text:tab/><text:tab/>return</text:span>;</text:p>
      <text:p text:style-name="P47"><text:tab/><text:tab/>Split bottleneck into –<text:span text:style-name="T41">split-step </text:span><text:span text:style-name="T39">child Layers;</text:span></text:p>
      <text:p text:style-name="P73"><text:tab/><text:tab/>Split all Dependent layers (nonlinear/maxpool ones), following the bottleneck layer</text:p>
      <text:p text:style-name="P48"><text:span text:style-name="T39"><text:tab/></text:span><text:span text:style-name="T30">else </text:span></text:p>
      <text:p text:style-name="P48"><text:span text:style-name="T31"><text:tab/><text:tab/>return</text:span><text:span text:style-name="T39">;</text:span></text:p>
      <text:p text:style-name="P47"/>
      <text:p text:style-name="P46"><text:span text:style-name="T48">As transformation is performed over DNN models,</text:span>files (.json / .dot etc) generated from the model in -bb mode will be different from ones for <text:span text:style-name="T48">input</text:span> (layer-based) DNN model. If .json for block-based model is already generated, it can be reused without additional splitting in -lb mode.</text:p>
      <text:p text:style-name="P45"/>
      <text:p text:style-name="P96">3. Recomendations and possible issues.</text:p>
      <text:p text:style-name="P102"/>
      <text:p text:style-name="P102">3.1. It is recomended to run tests after the tool is build.</text:p>
      <text:p text:style-name="P103"><text:span text:style-name="T59">TODO </text:span><text:span text:style-name="T61">provide run tests after tool installation</text:span></text:p>
      <text:p text:style-name="P60"/>
      <text:p text:style-name="P61">3.<text:span text:style-name="T49">2.</text:span> Tool <text:span text:style-name="T55">is not accounted on huge graph models, so it is not recomended to use -nb mode for large DNNs. Otherwise, tool </text:span>may work really long or even fall with <text:span text:style-name="T77">memory</text:span> <text:span text:style-name="T77">(</text:span>JavaHeapSpace/<text:span text:style-name="T77">Python)</text:span> <text:span text:style-name="T55">errors.</text:span></text:p>
      <text:p text:style-name="P141">For the same reason, it is not recommended to use –generation option with too many flags and multiple-models processing (--evaluation or ---generation) for heavy models, especially in -nb mode</text:p>
      <text:p text:style-name="P61"/>
      <text:p text:style-name="P40"><text:span text:style-name="T49">3.3</text:span>. Tool may complain on ‘unsafe’ libraries such as <text:span text:style-name="T76">protobuf-java.jar</text:span>.</text:p>
      <text:p text:style-name="P38"/>
      <text:p text:style-name="P39"><text:span text:style-name="T49">3.4</text:span>. <text:span text:style-name="T35">If tool is frozen, kill the corresponding command line process and try to use the same command with –verbose (v) option. It will be shown on which step (model reading, model conversion, model evaluation etc.) the problem occured and more details will be given. </text:span></text:p>
      <text:p text:style-name="P39"/>
      <text:p text:style-name="P43"><text:soft-page-break/><text:span text:style-name="T49">3.5</text:span>. If CSDF model is sent on input (with flag –<text:span text:style-name="T40">in-csdf</text:span><text:span text:style-name="T39">)</text:span> , no specific DNN features (such as weights and proper data formats) will be taken into account. Thus, for processing DNN models it is recomended to use DNN .json/.onnx files. <text:span text:style-name="T42">JSON files might be even preferable due to their small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9-01-07T12:14:47.916058682</dc:date>
    <meta:editing-duration>PT3H43M3S</meta:editing-duration>
    <meta:editing-cycles>184</meta:editing-cycles>
    <meta:document-statistic meta:table-count="2" meta:image-count="3" meta:object-count="0" meta:page-count="6" meta:paragraph-count="220" meta:word-count="1344" meta:character-count="8999" meta:non-whitespace-character-count="7723"/>
  </office:meta>
</office:document-meta>
</file>